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4457in"/>
    </style:style>
    <style:style style:name="co3" style:family="table-column">
      <style:table-column-properties fo:break-before="auto" style:column-width="6.4807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1.3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13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13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1013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13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13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4"/>
        <table:table-column table:style-name="co3" table:default-cell-style-name="ce27"/>
        <table:table-column table:style-name="co4" table:default-cell-style-name="ce29"/>
        <table:table-column table:style-name="co5" table:default-cell-style-name="ce32"/>
        <table:table-column table:style-name="co6" table:default-cell-style-name="Default"/>
        <table:table-row table:style-name="ro1">
          <table:table-cell table:style-name="ce1" office:value-type="string" calcext:value-type="string">
            <text:p>Components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price CZK pcs</text:p>
          </table:table-cell>
          <table:table-cell table:style-name="ce12" office:value-type="string" calcext:value-type="string">
            <text:p>price CZK pc 1x</text:p>
          </table:table-cell>
          <table:table-cell/>
        </table:table-row>
        <table:table-row table:style-name="ro1">
          <table:table-cell office:value-type="string" calcext:value-type="string">
            <text:p>PCB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jlcpcb.com/" xlink:type="simple">https://jlcpcb.com</text:a></text:p>
          </table:table-cell>
          <table:table-cell office:value-type="currency" office:currency="CZK" office:value="222" calcext:value-type="currency">
            <text:p>222.00 Kč</text:p>
          </table:table-cell>
          <table:table-cell table:formula="of:=[.D2]/[.B2]" office:value-type="currency" office:currency="CZK" office:value="44.4" calcext:value-type="currency">
            <text:p>44.40 Kč</text:p>
          </table:table-cell>
          <table:table-cell table:style-name="ce18" table:formula="of:=[.E5]+[.E6]+[.E8]+[.E10]+[.E11]" office:value-type="currency" office:currency="CZK" office:value="645.33" calcext:value-type="currency">
            <text:p>645.33 Kč</text:p>
          </table:table-cell>
        </table:table-row>
        <table:table-row table:style-name="ro1">
          <table:table-cell table:style-name="ce21" office:value-type="string" calcext:value-type="string">
            <text:p>PCB HW </text:p>
          </table:table-cell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<text:a xlink:href="https://jlcpcb.com/parts" xlink:type="simple">https://jlcpcb.com/parts</text:a></text:p>
          </table:table-cell>
          <table:table-cell table:style-name="ce30" office:value-type="currency" office:currency="CZK" office:value="2458.5" calcext:value-type="currency">
            <text:p>2,458.50 Kč</text:p>
          </table:table-cell>
          <table:table-cell table:style-name="ce33" table:formula="of:=[.D3]/[.B3]" office:value-type="currency" office:currency="CZK" office:value="491.7" calcext:value-type="currency">
            <text:p>491.70 Kč</text:p>
          </table:table-cell>
          <table:table-cell/>
        </table:table-row>
        <table:table-row table:style-name="ro1">
          <table:table-cell office:value-type="string" calcext:value-type="string">
            <text:p>TB6600H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u.mouser.com/ProductDetail/757-TB6600HG" xlink:type="simple">https://eu.mouser.com/ProductDetail/757-TB6600HG</text:a></text:p>
          </table:table-cell>
          <table:table-cell office:value-type="currency" office:currency="CZK" office:value="1235.15" calcext:value-type="currency">
            <text:p>1,235.15 Kč</text:p>
          </table:table-cell>
          <table:table-cell table:formula="of:=[.D4]/[.B4]" office:value-type="currency" office:currency="CZK" office:value="123.515" calcext:value-type="currency">
            <text:p>123.52 Kč</text:p>
          </table:table-cell>
          <table:table-cell/>
        </table:table-row>
        <table:table-row table:style-name="ro1">
          <table:table-cell table:style-name="ce21" office:value-type="string" calcext:value-type="string">
            <text:p>Rotary encoder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<text:a xlink:href="https://www.gme.cz/v/1500434/e1171s-dak3-2020-k01-inkrementalni-encoder" xlink:type="simple">https://www.gme.cz/v/1500434/e1171s-dak3-2020-k01-inkrementalni-encoder</text:a></text:p>
          </table:table-cell>
          <table:table-cell table:style-name="ce30" office:value-type="currency" office:currency="CZK" office:value="386.9" calcext:value-type="currency">
            <text:p>386.90 Kč</text:p>
          </table:table-cell>
          <table:table-cell table:style-name="ce33" table:formula="of:=[.D5]/[.B5]" office:value-type="currency" office:currency="CZK" office:value="38.69" calcext:value-type="currency">
            <text:p>38.69 Kč</text:p>
          </table:table-cell>
          <table:table-cell/>
        </table:table-row>
        <table:table-row table:style-name="ro1">
          <table:table-cell office:value-type="string" calcext:value-type="string">
            <text:p>ON-ON sw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gme.cz/v/1501025/smts-102-packovy-spinac" xlink:type="simple">https://www.gme.cz/v/1501025/smts-102-packovy-spinac</text:a></text:p>
          </table:table-cell>
          <table:table-cell office:value-type="currency" office:currency="CZK" office:value="50.7" calcext:value-type="currency">
            <text:p>50.70 Kč</text:p>
          </table:table-cell>
          <table:table-cell table:formula="of:=[.D6]/[.B6]" office:value-type="currency" office:currency="CZK" office:value="10.14" calcext:value-type="currency">
            <text:p>10.14 Kč</text:p>
          </table:table-cell>
          <table:table-cell/>
        </table:table-row>
        <table:table-row table:style-name="ro1">
          <table:table-cell table:style-name="ce21" office:value-type="string" calcext:value-type="string">
            <text:p>GLCD switch</text:p>
          </table:table-cell>
          <table:table-cell table:style-name="ce25"/>
          <table:table-cell table:style-name="ce28" office:value-type="string" calcext:value-type="string">
            <text:p><text:a xlink:href="https://www.aliexpress.com/item/2043862354.html?spm=a2g0o.productlist.main.11.485a77c6XJPNEJ&amp;algo_pvid=af9b9435-4239-4ca0-aae8-6b9e32f727a5&amp;pdp_ext_f=%7B%22order%22%3A%22108%22%2C%22eval%22%3A%221%22%7D&amp;utparam-url=scene%3Asearch%7Cquery_from%3A" xlink:type="simple">https://www.aliexpress.com/item/2043862354.html?spm=a2g0o.productlist.main.11.485a77c6XJPNEJ&amp;algo_pvid=af9b9435-4239-4ca0-aae8-6b9e32f727a5&amp;pdp_ext_f=%7B%22order%22%3A%22108%22%2C%22eval%22%3A%221%22%7D&amp;utparam-url=scene%3Asearch%7Cquery_from%3A</text:a></text:p>
          </table:table-cell>
          <table:table-cell table:style-name="ce30" office:value-type="currency" office:currency="CZK" office:value="130" calcext:value-type="currency">
            <text:p>130.00 Kč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gme.cz/v/1492094/optosupply-osthjc5b61a-led-5mm-rgb" xlink:type="simple">https://www.gme.cz/v/1492094/optosupply-osthjc5b61a-led-5mm-rgb</text:a> </text:p>
          </table:table-cell>
          <table:table-cell office:value-type="currency" office:currency="CZK" office:value="135" calcext:value-type="currency">
            <text:p>135.00 Kč</text:p>
          </table:table-cell>
          <table:table-cell table:formula="of:=[.D8]/[.B8]" office:value-type="currency" office:currency="CZK" office:value="13.5" calcext:value-type="currency">
            <text:p>13.50 Kč</text:p>
          </table:table-cell>
          <table:table-cell/>
        </table:table-row>
        <table:table-row table:style-name="ro1">
          <table:table-cell table:style-name="ce21" office:value-type="string" calcext:value-type="string">
            <text:p>XT60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<text:a xlink:href="https://eu.mouser.com/ProductDetail/474-PRT-10474" xlink:type="simple">https://eu.mouser.com/ProductDetail/474-PRT-10474</text:a></text:p>
          </table:table-cell>
          <table:table-cell table:style-name="ce30" office:value-type="currency" office:currency="CZK" office:value="358.27" calcext:value-type="currency">
            <text:p>358.27 Kč</text:p>
          </table:table-cell>
          <table:table-cell table:style-name="ce33" table:formula="of:=[.D9]/[.B9]" office:value-type="currency" office:currency="CZK" office:value="35.827" calcext:value-type="currency">
            <text:p>35.83 Kč</text:p>
          </table:table-cell>
          <table:table-cell/>
        </table:table-row>
        <table:table-row table:style-name="ro1">
          <table:table-cell office:value-type="string" calcext:value-type="string">
            <text:p>ON/O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gme.cz/v/1498121/smrs-101-1c3-b-b-kolebkovy-spinac" xlink:type="simple">https://www.gme.cz/v/1498121/smrs-101-1c3-b-b-kolebkovy-spinac</text:a></text:p>
          </table:table-cell>
          <table:table-cell office:value-type="currency" office:currency="CZK" office:value="70" calcext:value-type="currency">
            <text:p>70.00 Kč</text:p>
          </table:table-cell>
          <table:table-cell table:formula="of:=[.D10]/[.B10]" office:value-type="currency" office:currency="CZK" office:value="14" calcext:value-type="currency">
            <text:p>14.00 Kč</text:p>
          </table:table-cell>
          <table:table-cell/>
        </table:table-row>
        <table:table-row table:style-name="ro1">
          <table:table-cell table:style-name="ce21" office:value-type="string" calcext:value-type="string">
            <text:p>Zdroj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gme.cz/v/1506275/mean-well-lrs-150-48-spinany-zdroj-pro-vestavbu-kryty" xlink:type="simple">https://www.gme.cz/v/1506275/mean-well-lrs-150-48-spinany-zdroj-pro-vestavbu-kryty</text:a></text:p>
          </table:table-cell>
          <table:table-cell table:style-name="ce30" office:value-type="currency" office:currency="CZK" office:value="569" calcext:value-type="currency">
            <text:p>569.00 Kč</text:p>
          </table:table-cell>
          <table:table-cell table:style-name="ce33" table:formula="of:=[.D11]/[.B11]" office:value-type="currency" office:currency="CZK" office:value="569" calcext:value-type="currency">
            <text:p>569.00 Kč</text:p>
          </table:table-cell>
          <table:table-cell/>
        </table:table-row>
        <table:table-row table:style-name="ro1">
          <table:table-cell office:value-type="string" calcext:value-type="string">
            <text:p>NEMA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omc-stepperonline.com/e-series-nema-23-bipolar-1-8deg-3-0-nm-425oz-in-4-2a-57x57x113mm-4-wires-23he45-4204s" xlink:type="simple">https://www.omc-stepperonline.com/e-series-nema-23-bipolar-1-8deg-3-0-nm-425oz-in-4-2a-57x57x113mm-4-wires-23he45-4204s</text:a></text:p>
          </table:table-cell>
          <table:table-cell office:value-type="currency" office:currency="CZK" office:value="500" calcext:value-type="currency">
            <text:p>500.00 Kč</text:p>
          </table:table-cell>
          <table:table-cell table:formula="of:=[.D12]/[.B12]" office:value-type="currency" office:currency="CZK" office:value="500" calcext:value-type="currency">
            <text:p>500.00 Kč</text:p>
          </table:table-cell>
          <table:table-cell/>
        </table:table-row>
        <table:table-row table:style-name="ro1">
          <table:table-cell table:number-columns-repeated="2"/>
          <table:table-cell table:style-name="ce24"/>
          <table:table-cell/>
          <table:table-cell table:formula="of:=[.E2]+[.E3]+[.E4]+[.E5]+[.E6]+[.E7]+[.E8]+[.E9]+[.E10]+[.E11]+[.D7]" office:value-type="currency" office:currency="CZK" office:value="1470.772" calcext:value-type="currency">
            <text:p>1,470.77 Kč</text:p>
          </table:table-cell>
          <table:table-cell/>
        </table:table-row>
        <table:table-row table:style-name="ro1">
          <table:table-cell table:style-name="ce4"/>
          <table:table-cell table:style-name="ce8" table:number-columns-repeated="3"/>
          <table:table-cell table:style-name="ce35" table:formula="of:=200+[.F2]/1.25+[.D7]+[.E4]+[.E9]" office:value-type="currency" office:currency="CZK" office:value="1005.606" calcext:value-type="currency">
            <text:p>1,005.61 Kč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30P0"/>
    </number:currency-style>
    <number:percentage-style style:name="N10131" number:language="en" number:country="US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22:00:03.926110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0:40:16.719486591</meta:creation-date>
    <dc:date>2025-03-09T22:05:49.870047150</dc:date>
    <meta:editing-duration>PT1H19M20S</meta:editing-duration>
    <meta:editing-cycles>3</meta:editing-cycles>
    <meta:generator>LibreOffice/24.2.7.2$Linux_X86_64 LibreOffice_project/420$Build-2</meta:generator>
    <meta:document-statistic meta:table-count="1" meta:cell-count="62" meta:object-count="0"/>
  </office:meta>
</office:document-meta>
</file>